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4557" officeooo:paragraph-rsid="00014557"/>
    </style:style>
    <style:style style:name="P2" style:family="paragraph" style:parent-style-name="Text_20_body">
      <style:text-properties officeooo:paragraph-rsid="00014557"/>
    </style:style>
    <style:style style:name="P3" style:family="paragraph" style:parent-style-name="Heading_20_1">
      <style:text-properties officeooo:rsid="00014557" officeooo:paragraph-rsid="00014557"/>
    </style:style>
    <style:style style:name="P4" style:family="paragraph" style:parent-style-name="Title">
      <style:text-properties officeooo:rsid="00014557" officeooo:paragraph-rsid="00014557"/>
    </style:style>
    <style:style style:name="P5" style:family="paragraph" style:parent-style-name="Heading_20_2">
      <style:text-properties officeooo:rsid="00014557" officeooo:paragraph-rsid="000145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tokoll Projekt Website</text:p>
      <text:h text:style-name="P3" text:outline-level="1">Arbeitsauftrag:</text:h>
      <text:p text:style-name="P1">Es soll eine Website erstellt werden nach eigenen Interessen. Als Kunden werden die Professoren Maximilian Hvala und Michael Mutschlechner angenommen.</text:p>
      <text:h text:style-name="P3" text:outline-level="1">Arbeitsverlauf:</text:h>
      <text:h text:style-name="P5" text:outline-level="2">Tag1:</text:h>
      <text:p text:style-name="P1">Beginn des Projektes. Anlegen des Ordners „kleines projekt“ für das Projekt mit zwei Unterordnern „seite“ und „theorie“. Die Dateien „index.html“, „style.css“ wurden im Ordner „seite“ erstellt und die Dateien „Protokoll“ und „Pflichtenheft“ wurden im Ordner „theorie“ angelegt. Suche nach Informationsquellen wie ein Pflichtenheft aussieht und erster Eintrag in das Protokoll.</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1:58:32.013648394</meta:creation-date>
    <dc:date>2016-11-08T12:07:23.339283094</dc:date>
    <meta:editing-duration>PT8M52S</meta:editing-duration>
    <meta:editing-cycles>1</meta:editing-cycles>
    <meta:document-statistic meta:table-count="0" meta:image-count="0" meta:object-count="0" meta:page-count="1" meta:paragraph-count="6" meta:word-count="76" meta:character-count="586" meta:non-whitespace-character-count="516"/>
    <meta:generator>LibreOffice/5.1.4.2$Linux_X86_64 LibreOffice_project/10m0$Build-2</meta:generator>
  </office:meta>
</office:document-meta>
</file>